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3000000420C11613CE63833C7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9cm" svg:height="29.636cm" svg:x="-0.6cm" svg:y="-1.2cm">
          <draw:image xlink:href="Pictures/100002010000033000000420C11613CE63833C7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1-29T22:24:46.676782465</dc:date>
    <meta:editing-duration>PT15S</meta:editing-duration>
    <meta:editing-cycles>1</meta:editing-cycles>
    <meta:document-statistic meta:object-count="1"/>
    <meta:generator>LibreOffice/6.3.3.2$Linux_X86_64 LibreOffice_project/30$Build-2</meta:generator>
  </office:meta>
</office:document-meta>
</file>